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72" calcext:value-type="float">
            <text:p>97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58" calcext:value-type="float">
            <text:p>97,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1" calcext:value-type="float">
            <text:p>97,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71" calcext:value-type="float">
            <text:p>97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02" calcext:value-type="float">
            <text:p>97,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35" calcext:value-type="float">
            <text:p>97,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5" calcext:value-type="float">
            <text:p>97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46" calcext:value-type="float">
            <text:p>97,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7.07" calcext:value-type="float">
            <text:p>97,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17" calcext:value-type="float">
            <text:p>97,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54" calcext:value-type="float">
            <text:p>97,354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40:17.809012986</meta:creation-date>
    <dc:date>2018-01-17T02:45:43.986678292</dc:date>
    <meta:editing-duration>PT5M27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